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te_20_Level_20_2" style:list-style-name="WWNum5"/>
    <style:style style:name="P2" style:family="paragraph" style:parent-style-name="Note_20_Level_20_1" style:list-style-name="WWNum1"/>
    <style:style style:name="P3" style:family="paragraph" style:parent-style-name="Note_20_Level_20_1" style:list-style-name="WWNum2"/>
    <style:style style:name="P4" style:family="paragraph" style:parent-style-name="Note_20_Level_20_1" style:list-style-name="WWNum3">
      <style:text-properties officeooo:paragraph-rsid="00114fca"/>
    </style:style>
    <style:style style:name="P5" style:family="paragraph" style:parent-style-name="Note_20_Level_20_1" style:list-style-name="WWNum5"/>
    <style:style style:name="P6" style:family="paragraph" style:parent-style-name="Note_20_Level_20_1" style:list-style-name="WWNum1" style:master-page-name="First_20_Page">
      <style:paragraph-properties style:page-number="auto"/>
    </style:style>
    <style:style style:name="P7" style:family="paragraph" style:parent-style-name="Header">
      <style:paragraph-properties fo:margin-left="-0.25in" fo:margin-right="0in" fo:text-indent="0in" style:auto-text-indent="false">
        <style:tab-stops>
          <style:tab-stop style:position="6.75in" style:type="right"/>
        </style:tab-stops>
      </style:paragraph-properties>
    </style:style>
    <style:style style:name="T1" style:family="text">
      <style:text-properties fo:background-color="#ffff00" loext:char-shading-value="0"/>
    </style:style>
    <style:style style:name="T2" style:family="text">
      <style:text-properties style:font-name="Verdana" fo:font-size="18pt" style:font-size-asian="18pt" style:font-size-complex="18pt"/>
    </style:style>
    <style:style style:name="T3" style:family="text">
      <style:text-properties officeooo:rsid="0010d9f2"/>
    </style:style>
    <style:style style:name="T4" style:family="text">
      <style:text-properties officeooo:rsid="0011dd1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62972089486134820" text:style-name="WWNum1">
        <text:list-item>
          <text:h text:style-name="P6" text:outline-level="1">TO RUN OUR CODE: </text:h>
        </text:list-item>
        <text:list-item>
          <text:h text:style-name="P2" text:outline-level="1"/>
        </text:list-item>
      </text:list>
      <text:list xml:id="list4124764156937994499" text:style-name="WWNum2">
        <text:list-item>
          <text:h text:style-name="P3" text:outline-level="1">Have .db files in the directory where we’re running, namely <text:span text:style-name="T1">Results$</text:span> (Noah made a sample, we need to edit all the other galaxies into it, bc the directions to the Data folder is in the db files)</text:h>
        </text:list-item>
      </text:list>
      <text:list xml:id="list8911065357318796076" text:style-name="WWNum3">
        <text:list-item>
          <text:h text:style-name="P4" text:outline-level="1">EXAMPLE: <text:line-break/><text:span text:style-name="T4">LCM$ <text:s/>./build/KDFit3e n6946bLCM DB/galaxiesAnatolyA.db RESULTS/test.pdf</text:span></text:h>
        </text:list-item>
      </text:list>
      <text:list xml:id="list140548128592051" text:continue-list="list6262972089486134820" text:style-name="WWNum1">
        <text:list-item>
          <text:h text:style-name="P2" text:outline-level="1"/>
        </text:list-item>
        <text:list-item>
          <text:h text:style-name="P2" text:outline-level="1"/>
        </text:list-item>
      </text:list>
      <text:list xml:id="list778979839453512297" text:style-name="WWNum5">
        <text:list-item>
          <text:h text:style-name="P5" text:outline-level="1">Ask Meagan to go in and check on command line <text:s/>again to confirm, but I think is correct. </text:h>
          <text:list>
            <text:list-item>
              <text:h text:style-name="P1" text:outline-level="2">Check syntax with the up key (it will show you the last commands entered)</text:h>
            </text:list-item>
            <text:list-item>
              <text:h text:style-name="P1" text:outline-level="2">Run galaxy, and check resulting picture</text:h>
            </text:list-item>
            <text:list-item>
              <text:h text:style-name="P1" text:outline-level="2">Pull out the picture and make it really big, and fix on some radii where the fit is off somewhat</text:h>
            </text:list-item>
            <text:list-item>
              <text:h text:style-name="P1" text:outline-level="2">Open the luminous file associated with this galaxy (you can look at the .db file), rename it, save it, and then edit the db file in the Results directory (it should only have the one galaxy in it)</text:h>
            </text:list-item>
            <text:list-item>
              <text:h text:style-name="P1" text:outline-level="2">Once you have created the new luminous matter file (it’s a .txt file) then you can line edit it to get a better fit for the galaxy</text:h>
            </text:list-item>
            <text:list-item>
              <text:h text:style-name="P1" text:outline-level="2">Edit that portion, save the file <text:s/>and then hit the command line again<text:bookmark text:name="_GoBack"/></text:h>
            </text:list-item>
            <text:list-item>
              <text:h text:style-name="P1" text:outline-level="2">And then re-run. </text:h>
            </text:list-item>
          </text:list>
        </text:list-item>
      </text:list>
      <text:list xml:id="list140547438034394" text:continue-list="list140548128592051" text:style-name="WWNum1">
        <text:list-item>
          <text:h text:style-name="P2" text:outline-level="1"/>
        </text:list-item>
        <text:list-item>
          <text:h text:style-name="P2" text:outline-level="1"/>
        </text:list-item>
        <text:list-item>
          <text:h text:style-name="P2" text:outline-level="1">OUR MACHINE PASSWORD: lcmrocks</text:h>
        </text:list-item>
        <text:list-item>
          <text:h text:style-name="P2" text:outline-level="1"/>
        </text:list-item>
        <text:list-item>
          <text:h text:style-name="P2" text:outline-level="1"/>
        </text:list-item>
        <text:list-item>
          <text:h text:style-name="P2" text:outline-level="1"/>
        </text:list-item>
        <text:list-item>
          <text:h text:style-name="P2" text:outline-level="1"/>
        </text:list-item>
        <text:list-item>
          <text:h text:style-name="P2" text:outline-level="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te_20_Level_20_1" style:display-name="Note Level 1" style:family="paragraph" style:parent-style-name="Standard" style:default-outline-level="1" style:list-style-name="WWNum1">
      <style:paragraph-properties fo:margin-top="0in" fo:margin-bottom="0in" style:contextual-spacing="true" fo:keep-with-next="always"/>
      <style:text-properties style:font-name="Verdana" fo:font-family="Verdana" style:font-family-generic="roman" style:font-pitch="variable"/>
    </style:style>
    <style:style style:name="Note_20_Level_20_2" style:display-name="Note Level 2" style:family="paragraph" style:parent-style-name="Standard" style:default-outline-level="2" style:list-style-name="WWNum1">
      <style:paragraph-properties fo:margin-top="0in" fo:margin-bottom="0in" style:contextual-spacing="true" fo:keep-with-next="always"/>
      <style:text-properties style:font-name="Verdana" fo:font-family="Verdana" style:font-family-generic="roman" style:font-pitch="variable"/>
    </style:style>
    <style:style style:name="Note_20_Level_20_3" style:display-name="Note Level 3" style:family="paragraph" style:parent-style-name="Standard" style:default-outline-level="3" style:list-style-name="WWNum1">
      <style:paragraph-properties fo:margin-top="0in" fo:margin-bottom="0in" style:contextual-spacing="true" fo:keep-with-next="always"/>
      <style:text-properties style:font-name="Verdana" fo:font-family="Verdana" style:font-family-generic="roman" style:font-pitch="variable"/>
    </style:style>
    <style:style style:name="Note_20_Level_20_4" style:display-name="Note Level 4" style:family="paragraph" style:parent-style-name="Standard" style:default-outline-level="4" style:list-style-name="WWNum1">
      <style:paragraph-properties fo:margin-top="0in" fo:margin-bottom="0in" style:contextual-spacing="true" fo:keep-with-next="always"/>
      <style:text-properties style:font-name="Verdana" fo:font-family="Verdana" style:font-family-generic="roman" style:font-pitch="variable"/>
    </style:style>
    <style:style style:name="Note_20_Level_20_5" style:display-name="Note Level 5" style:family="paragraph" style:parent-style-name="Standard" style:default-outline-level="5" style:list-style-name="WWNum1">
      <style:paragraph-properties fo:margin-top="0in" fo:margin-bottom="0in" style:contextual-spacing="true" fo:keep-with-next="always"/>
      <style:text-properties style:font-name="Verdana" fo:font-family="Verdana" style:font-family-generic="roman" style:font-pitch="variable"/>
    </style:style>
    <style:style style:name="Note_20_Level_20_6" style:display-name="Note Level 6" style:family="paragraph" style:parent-style-name="Standard" style:default-outline-level="6" style:list-style-name="WWNum1">
      <style:paragraph-properties fo:margin-top="0in" fo:margin-bottom="0in" style:contextual-spacing="true" fo:keep-with-next="always"/>
      <style:text-properties style:font-name="Verdana" fo:font-family="Verdana" style:font-family-generic="roman" style:font-pitch="variable"/>
    </style:style>
    <style:style style:name="Note_20_Level_20_7" style:display-name="Note Level 7" style:family="paragraph" style:parent-style-name="Standard" style:default-outline-level="7" style:list-style-name="WWNum1">
      <style:paragraph-properties fo:margin-top="0in" fo:margin-bottom="0in" style:contextual-spacing="true" fo:keep-with-next="always"/>
      <style:text-properties style:font-name="Verdana" fo:font-family="Verdana" style:font-family-generic="roman" style:font-pitch="variable"/>
    </style:style>
    <style:style style:name="Note_20_Level_20_8" style:display-name="Note Level 8" style:family="paragraph" style:parent-style-name="Standard" style:default-outline-level="8" style:list-style-name="WWNum1">
      <style:paragraph-properties fo:margin-top="0in" fo:margin-bottom="0in" style:contextual-spacing="true" fo:keep-with-next="always"/>
      <style:text-properties style:font-name="Verdana" fo:font-family="Verdana" style:font-family-generic="roman" style:font-pitch="variable"/>
    </style:style>
    <style:style style:name="Note_20_Level_20_9" style:display-name="Note Level 9" style:family="paragraph" style:parent-style-name="Standard" style:default-outline-level="9" style:list-style-name="WWNum1">
      <style:paragraph-properties fo:margin-top="0in" fo:margin-bottom="0in" style:contextual-spacing="true" fo:keep-with-next="always"/>
      <style:text-properties style:font-name="Verdana" fo:font-family="Verdana" style:font-family-generic="roman" style:font-pitch="variabl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1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6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1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6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1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25in" fo:margin-right="0in" fo:text-indent="0in" style:auto-text-indent="false">
        <style:tab-stops>
          <style:tab-stop style:position="6.75in" style:type="right"/>
        </style:tab-stops>
      </style:paragraph-properties>
    </style:style>
    <style:style style:name="MT1" style:family="text">
      <style:text-properties style:font-name="Verdana" fo:font-size="18pt" style:font-size-asian="18pt" style:font-size-complex="18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text:span text:style-name="MT1"><text:tab/></text:span><text:span text:style-name="MT1"><text:creation-date style:data-style-name="N0">10/19/2015</text:creation-date></text:span><text:bookmark-start text:name="_WNTabType_0"/><text:bookmark-start text:name="_WNSectionTitle"/></text:p>
      </style:header>
      <style:header-first>
        <text:p text:style-name="MP1"><text:span text:style-name="MT1"><text:tab/></text:span><text:span text:style-name="MT1"><text:creation-date style:data-style-name="N0">10/19/2015</text:creation-date></text:span></text:p>
      </style:header-first>
    </style:master-page>
    <style:master-page style:name="Converted1" style:page-layout-name="Mpm2">
      <style:header>
        <text:p text:style-name="MP1"><text:span text:style-name="MT1"><text:tab/></text:span><text:span text:style-name="MT1"><text:creation-date style:data-style-name="N0">10/19/2015</text:creation-date></text:span><text:bookmark-start text:name="_WNTabType_1"/><text:bookmark-start text:name="_WNSectionTitle_2"/></text:p>
      </style:header>
      <style:header-first>
        <text:p text:style-name="MP1"><text:span text:style-name="MT1"><text:tab/></text:span><text:span text:style-name="MT1"><text:creation-date style:data-style-name="N0">10/19/2015</text:creation-date></text:span></text:p>
      </style:header-first>
    </style:master-page>
    <style:master-page style:name="Converted2" style:page-layout-name="Mpm1"/>
    <style:master-page style:name="Converted3" style:page-layout-name="Mpm2">
      <style:header>
        <text:p text:style-name="MP1"><text:span text:style-name="MT1"><text:tab/></text:span><text:span text:style-name="MT1"><text:creation-date style:data-style-name="N0">10/19/2015</text:creation-date></text:span><text:bookmark-start text:name="_WNTabType_2"/><text:bookmark-start text:name="_WNSectionTitle_3"/></text:p>
      </style:header>
      <style:header-first>
        <text:p text:style-name="MP1"><text:span text:style-name="MT1"><text:tab/></text:span><text:span text:style-name="MT1"><text:creation-date style:data-style-name="N0">10/19/2015</text:creation-date></text:span></text:p>
      </style:header-first>
    </style:master-page>
    <style:master-page style:name="Converted4"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ysics General Use</meta:initial-creator>
    <meta:editing-cycles>3</meta:editing-cycles>
    <meta:creation-date>2015-10-19T20:05:00</meta:creation-date>
    <dc:date>2015-10-30T14:05:47.189140157</dc:date>
    <meta:editing-duration>PT8S</meta:editing-duration>
    <meta:generator>LibreOffice/4.2.8.2$Linux_X86_64 LibreOffice_project/420m0$Build-2</meta:generator>
    <meta:document-statistic meta:table-count="0" meta:image-count="0" meta:object-count="0" meta:page-count="1" meta:paragraph-count="28" meta:word-count="218" meta:character-count="1121" meta:non-whitespace-character-count="929"/>
    <meta:user-defined meta:name="AppVersion">14.0000</meta:user-defined>
    <meta:user-defined meta:name="Company">UMass  Bos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